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Cell Dimension</text:p>
          </table:table-cell>
          <table:table-cell office:value-type="string" calcext:value-type="string">
            <text:p>Sub-cells per cell</text:p>
          </table:table-cell>
          <table:table-cell office:value-type="string" calcext:value-type="string">
            <text:p>Zoom Levels</text:p>
          </table:table-cell>
          <table:table-cell table:style-name="Default" office:value-type="string" calcext:value-type="string">
            <text:p>Largest Grid Size (Gig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*[.A2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B2]^[.C2] / (1024*1024*1024)" office:value-type="float" office:value="0.00909494701772928" calcext:value-type="float">
            <text:p>0.0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*[.A3]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3]^[.C3] / (1024*1024*1024)" office:value-type="float" office:value="0.227373675443232" calcext:value-type="float">
            <text:p>0.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*[.A4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4]^[.C4] / (1024*1024*1024)" office:value-type="float" office:value="5.6843418860808" calcext:value-type="float">
            <text:p>5.6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[.A5]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5]^[.C5] / (1024*1024*1024)" office:value-type="float" office:value="142.10854715202" calcext:value-type="float">
            <text:p>142.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[.A6]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B6]^[.C6] / (1024*1024*1024)" office:value-type="float" office:value="3552.7136788005" calcext:value-type="float">
            <text:p>3552.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[.A7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B7]^[.C7] / (1024*1024*1024)" office:value-type="float" office:value="0.0563135147094727" calcext:value-type="float">
            <text:p>0.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A8]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8]^[.C8] / (1024*1024*1024)" office:value-type="float" office:value="2.02728652954102" calcext:value-type="float">
            <text:p>2.0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*[.A9]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9]^[.C9] / (1024*1024*1024)" office:value-type="float" office:value="72.9823150634766" calcext:value-type="float">
            <text:p>72.9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*[.A10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B10]^[.C10] / (1024*1024*1024)" office:value-type="float" office:value="2627.36334228516" calcext:value-type="float">
            <text:p>2627.3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1]*[.A11]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[.B11]^[.C11] / (1024*1024*1024)" office:value-type="float" office:value="0.263075576163828" calcext:value-type="float">
            <text:p>0.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2]*[.A12]"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12]^[.C12] / (1024*1024*1024)" office:value-type="float" office:value="12.8907032320276" calcext:value-type="float">
            <text:p>12.8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3]*[.A13]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13]^[.C13] / (1024*1024*1024)" office:value-type="float" office:value="631.644458369352" calcext:value-type="float">
            <text:p>631.6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4]*[.A14]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[.B14]^[.C14] / (1024*1024*1024)" office:value-type="float" office:value="30950.5784600982" calcext:value-type="float">
            <text:p>30950.5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]*[.A15]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B15]^[.C15] / (1024*1024*1024)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6]*[.A16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[.B16]^[.C16] / (1024*1024*1024)" office:value-type="float" office:value="64" calcext:value-type="float">
            <text:p>64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*[.A17]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formula="of:=[.B17]^[.C17] / (1024*1024*1024)" office:value-type="float" office:value="4096" calcext:value-type="float">
            <text:p>4096.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8]*[.A18]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[.B18]^[.C18] / (1024*1024*1024)" office:value-type="float" office:value="3.24732102546841" calcext:value-type="float">
            <text:p>3.2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9]*[.A19]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[.B19]^[.C19] / (1024*1024*1024)" office:value-type="float" office:value="263.033003062941" calcext:value-type="float">
            <text:p>263.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5T23:53:29.873000000</meta:creation-date>
    <meta:generator>LibreOffice/7.0.3.1$Windows_X86_64 LibreOffice_project/d7547858d014d4cf69878db179d326fc3483e082</meta:generator>
    <dc:date>2024-10-26T00:05:35.771000000</dc:date>
    <meta:editing-duration>PT23S</meta:editing-duration>
    <meta:editing-cycles>1</meta:editing-cycles>
    <meta:document-statistic meta:table-count="1" meta:cell-count="76" meta:object-count="0"/>
  </office:meta>
</office:document-meta>
</file>